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rif" svg:font-family="'Droid Sa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3.903cm" style:rel-column-width="7882*"/>
    </style:style>
    <style:style style:name="Table1.B" style:family="table-column">
      <style:table-column-properties style:column-width="3.097cm" style:rel-column-width="17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roid Sarif" officeooo:rsid="0003e504" officeooo:paragraph-rsid="0003e504"/>
    </style:style>
    <style:style style:name="P2" style:family="paragraph" style:parent-style-name="Standard">
      <style:paragraph-properties fo:text-align="center" style:justify-single-word="false"/>
      <style:text-properties style:font-name="Droid Sarif" fo:font-size="22pt" fo:font-weight="bold" officeooo:rsid="0003e504" officeooo:paragraph-rsid="0003e504" style:font-size-asian="22pt" style:font-weight-asian="bold" style:font-size-complex="2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roid Sarif"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Droid Sans" fo:font-size="16pt" fo:font-weight="bold" officeooo:rsid="0003e504" officeooo:paragraph-rsid="0003e504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chbestellliste</text:p>
      <text:p text:style-name="P1"/>
      <text:p text:style-name="P1">Hier bitte fehlende oder sich zu Ende neigende Vorräte eintragen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Was (+ ggf Kontakt bei besonderen Kram)</text:p>
          </table:table-cell>
          <table:table-cell table:style-name="Table1.B1" office:value-type="string">
            <text:p text:style-name="P4">Menge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rif" svg:font-family="'Droid Sa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17:46:12.795081267</meta:creation-date>
    <dc:date>2013-09-16T17:51:54.967271883</dc:date>
    <meta:editing-duration>P0D</meta:editing-duration>
    <meta:editing-cycles>1</meta:editing-cycles>
    <meta:document-statistic meta:table-count="1" meta:image-count="0" meta:object-count="0" meta:page-count="1" meta:paragraph-count="4" meta:word-count="19" meta:character-count="125" meta:non-whitespace-character-count="110"/>
    <meta:generator>LibreOffice/4.1.0.4$Linux_X86_64 LibreOffice_project/410m0$Build-4</meta:generator>
  </office:meta>
</office:document-meta>
</file>